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27455">
            <text:p>27455</text:p>
          </table:table-cell>
          <table:table-cell office:value-type="float" office:value="26203">
            <text:p>26203</text:p>
          </table:table-cell>
          <table:table-cell office:value-type="float" office:value="25770">
            <text:p>25770</text:p>
          </table:table-cell>
          <table:table-cell office:value-type="float" office:value="25744">
            <text:p>25744</text:p>
          </table:table-cell>
          <table:table-cell office:value-type="float" office:value="25988">
            <text:p>25988</text:p>
          </table:table-cell>
          <table:table-cell office:value-type="float" office:value="24841">
            <text:p>24841</text:p>
          </table:table-cell>
          <table:table-cell office:value-type="float" office:value="26529">
            <text:p>26529</text:p>
          </table:table-cell>
          <table:table-cell office:value-type="float" office:value="26022">
            <text:p>26022</text:p>
          </table:table-cell>
          <table:table-cell office:value-type="float" office:value="25716">
            <text:p>25716</text:p>
          </table:table-cell>
          <table:table-cell office:value-type="float" office:value="26355">
            <text:p>26355</text:p>
          </table:table-cell>
          <table:table-cell office:value-type="float" office:value="24667">
            <text:p>24667</text:p>
          </table:table-cell>
          <table:table-cell office:value-type="float" office:value="26707">
            <text:p>26707</text:p>
          </table:table-cell>
          <table:table-cell office:value-type="float" office:value="24618">
            <text:p>24618</text:p>
          </table:table-cell>
          <table:table-cell office:value-type="float" office:value="25017">
            <text:p>25017</text:p>
          </table:table-cell>
          <table:table-cell office:value-type="float" office:value="25184">
            <text:p>25184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247528">
            <text:p>247528</text:p>
          </table:table-cell>
          <table:table-cell office:value-type="float" office:value="242710">
            <text:p>242710</text:p>
          </table:table-cell>
          <table:table-cell office:value-type="float" office:value="247426">
            <text:p>247426</text:p>
          </table:table-cell>
          <table:table-cell office:value-type="float" office:value="256237">
            <text:p>256237</text:p>
          </table:table-cell>
          <table:table-cell office:value-type="float" office:value="249050">
            <text:p>249050</text:p>
          </table:table-cell>
          <table:table-cell office:value-type="float" office:value="254459">
            <text:p>254459</text:p>
          </table:table-cell>
          <table:table-cell office:value-type="float" office:value="245362">
            <text:p>245362</text:p>
          </table:table-cell>
          <table:table-cell office:value-type="float" office:value="249347">
            <text:p>249347</text:p>
          </table:table-cell>
          <table:table-cell office:value-type="float" office:value="253937">
            <text:p>253937</text:p>
          </table:table-cell>
          <table:table-cell office:value-type="float" office:value="255188">
            <text:p>255188</text:p>
          </table:table-cell>
          <table:table-cell office:value-type="float" office:value="331389">
            <text:p>331389</text:p>
          </table:table-cell>
          <table:table-cell office:value-type="float" office:value="443687">
            <text:p>443687</text:p>
          </table:table-cell>
          <table:table-cell office:value-type="float" office:value="422801">
            <text:p>422801</text:p>
          </table:table-cell>
          <table:table-cell office:value-type="float" office:value="513063">
            <text:p>513063</text:p>
          </table:table-cell>
          <table:table-cell office:value-type="float" office:value="445974">
            <text:p>445974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26064">
            <text:p>26064</text:p>
          </table:table-cell>
          <table:table-cell office:value-type="float" office:value="26154">
            <text:p>26154</text:p>
          </table:table-cell>
          <table:table-cell office:value-type="float" office:value="24812">
            <text:p>24812</text:p>
          </table:table-cell>
          <table:table-cell office:value-type="float" office:value="26043">
            <text:p>26043</text:p>
          </table:table-cell>
          <table:table-cell office:value-type="float" office:value="24462">
            <text:p>24462</text:p>
          </table:table-cell>
          <table:table-cell office:value-type="float" office:value="26497">
            <text:p>26497</text:p>
          </table:table-cell>
          <table:table-cell office:value-type="float" office:value="26337">
            <text:p>26337</text:p>
          </table:table-cell>
          <table:table-cell office:value-type="float" office:value="27274">
            <text:p>27274</text:p>
          </table:table-cell>
          <table:table-cell office:value-type="float" office:value="25986">
            <text:p>25986</text:p>
          </table:table-cell>
          <table:table-cell office:value-type="float" office:value="24716">
            <text:p>24716</text:p>
          </table:table-cell>
          <table:table-cell office:value-type="float" office:value="24943">
            <text:p>24943</text:p>
          </table:table-cell>
          <table:table-cell office:value-type="float" office:value="25128">
            <text:p>25128</text:p>
          </table:table-cell>
          <table:table-cell office:value-type="float" office:value="26155">
            <text:p>26155</text:p>
          </table:table-cell>
          <table:table-cell office:value-type="float" office:value="26483">
            <text:p>26483</text:p>
          </table:table-cell>
          <table:table-cell office:value-type="float" office:value="26108">
            <text:p>26108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26830">
            <text:p>26830</text:p>
          </table:table-cell>
          <table:table-cell office:value-type="float" office:value="30180">
            <text:p>30180</text:p>
          </table:table-cell>
          <table:table-cell office:value-type="float" office:value="33779">
            <text:p>33779</text:p>
          </table:table-cell>
          <table:table-cell office:value-type="float" office:value="29398">
            <text:p>29398</text:p>
          </table:table-cell>
          <table:table-cell office:value-type="float" office:value="30436">
            <text:p>30436</text:p>
          </table:table-cell>
          <table:table-cell office:value-type="float" office:value="29385">
            <text:p>29385</text:p>
          </table:table-cell>
          <table:table-cell office:value-type="float" office:value="29368">
            <text:p>29368</text:p>
          </table:table-cell>
          <table:table-cell office:value-type="float" office:value="30902">
            <text:p>30902</text:p>
          </table:table-cell>
          <table:table-cell office:value-type="float" office:value="34213">
            <text:p>34213</text:p>
          </table:table-cell>
          <table:table-cell office:value-type="float" office:value="65914">
            <text:p>65914</text:p>
          </table:table-cell>
          <table:table-cell office:value-type="float" office:value="59040">
            <text:p>59040</text:p>
          </table:table-cell>
          <table:table-cell office:value-type="float" office:value="102297">
            <text:p>102297</text:p>
          </table:table-cell>
          <table:table-cell office:value-type="float" office:value="79853">
            <text:p>79853</text:p>
          </table:table-cell>
          <table:table-cell office:value-type="float" office:value="134491">
            <text:p>134491</text:p>
          </table:table-cell>
          <table:table-cell office:value-type="float" office:value="89347">
            <text:p>89347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73076">
            <text:p>73076</text:p>
          </table:table-cell>
          <table:table-cell office:value-type="float" office:value="71698">
            <text:p>71698</text:p>
          </table:table-cell>
          <table:table-cell office:value-type="float" office:value="67136">
            <text:p>67136</text:p>
          </table:table-cell>
          <table:table-cell office:value-type="float" office:value="66434">
            <text:p>66434</text:p>
          </table:table-cell>
          <table:table-cell office:value-type="float" office:value="74021">
            <text:p>74021</text:p>
          </table:table-cell>
          <table:table-cell office:value-type="float" office:value="71908">
            <text:p>71908</text:p>
          </table:table-cell>
          <table:table-cell office:value-type="float" office:value="70750">
            <text:p>70750</text:p>
          </table:table-cell>
          <table:table-cell office:value-type="float" office:value="70464">
            <text:p>70464</text:p>
          </table:table-cell>
          <table:table-cell office:value-type="float" office:value="77769">
            <text:p>77769</text:p>
          </table:table-cell>
          <table:table-cell office:value-type="float" office:value="65242">
            <text:p>65242</text:p>
          </table:table-cell>
          <table:table-cell office:value-type="float" office:value="73196">
            <text:p>73196</text:p>
          </table:table-cell>
          <table:table-cell office:value-type="float" office:value="81009">
            <text:p>81009</text:p>
          </table:table-cell>
          <table:table-cell office:value-type="float" office:value="80649">
            <text:p>80649</text:p>
          </table:table-cell>
          <table:table-cell office:value-type="float" office:value="82509">
            <text:p>82509</text:p>
          </table:table-cell>
          <table:table-cell office:value-type="float" office:value="70087">
            <text:p>70087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10191">
            <text:p>10191</text:p>
          </table:table-cell>
          <table:table-cell office:value-type="float" office:value="9945">
            <text:p>9945</text:p>
          </table:table-cell>
          <table:table-cell office:value-type="float" office:value="10233">
            <text:p>10233</text:p>
          </table:table-cell>
          <table:table-cell office:value-type="float" office:value="9598">
            <text:p>9598</text:p>
          </table:table-cell>
          <table:table-cell office:value-type="float" office:value="10144">
            <text:p>10144</text:p>
          </table:table-cell>
          <table:table-cell office:value-type="float" office:value="10491">
            <text:p>10491</text:p>
          </table:table-cell>
          <table:table-cell office:value-type="float" office:value="10725">
            <text:p>10725</text:p>
          </table:table-cell>
          <table:table-cell office:value-type="float" office:value="10820">
            <text:p>10820</text:p>
          </table:table-cell>
          <table:table-cell office:value-type="float" office:value="9915">
            <text:p>9915</text:p>
          </table:table-cell>
          <table:table-cell office:value-type="float" office:value="10346">
            <text:p>10346</text:p>
          </table:table-cell>
          <table:table-cell office:value-type="float" office:value="10013">
            <text:p>10013</text:p>
          </table:table-cell>
          <table:table-cell office:value-type="float" office:value="9795">
            <text:p>9795</text:p>
          </table:table-cell>
          <table:table-cell office:value-type="float" office:value="10846">
            <text:p>10846</text:p>
          </table:table-cell>
          <table:table-cell office:value-type="float" office:value="10677">
            <text:p>10677</text:p>
          </table:table-cell>
          <table:table-cell office:value-type="float" office:value="8663">
            <text:p>8663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25343">
            <text:p>25343</text:p>
          </table:table-cell>
          <table:table-cell office:value-type="float" office:value="25386">
            <text:p>25386</text:p>
          </table:table-cell>
          <table:table-cell office:value-type="float" office:value="24567">
            <text:p>24567</text:p>
          </table:table-cell>
          <table:table-cell office:value-type="float" office:value="25896">
            <text:p>25896</text:p>
          </table:table-cell>
          <table:table-cell office:value-type="float" office:value="24520">
            <text:p>24520</text:p>
          </table:table-cell>
          <table:table-cell office:value-type="float" office:value="24656">
            <text:p>24656</text:p>
          </table:table-cell>
          <table:table-cell office:value-type="float" office:value="25089">
            <text:p>25089</text:p>
          </table:table-cell>
          <table:table-cell office:value-type="float" office:value="24777">
            <text:p>24777</text:p>
          </table:table-cell>
          <table:table-cell office:value-type="float" office:value="24157">
            <text:p>24157</text:p>
          </table:table-cell>
          <table:table-cell office:value-type="float" office:value="25095">
            <text:p>25095</text:p>
          </table:table-cell>
          <table:table-cell office:value-type="float" office:value="25010">
            <text:p>25010</text:p>
          </table:table-cell>
          <table:table-cell office:value-type="float" office:value="25521">
            <text:p>25521</text:p>
          </table:table-cell>
          <table:table-cell office:value-type="float" office:value="25919">
            <text:p>25919</text:p>
          </table:table-cell>
          <table:table-cell office:value-type="float" office:value="26421">
            <text:p>26421</text:p>
          </table:table-cell>
          <table:table-cell office:value-type="float" office:value="23035">
            <text:p>23035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39285">
            <text:p>39285</text:p>
          </table:table-cell>
          <table:table-cell office:value-type="float" office:value="40504">
            <text:p>40504</text:p>
          </table:table-cell>
          <table:table-cell office:value-type="float" office:value="42512">
            <text:p>42512</text:p>
          </table:table-cell>
          <table:table-cell office:value-type="float" office:value="43484">
            <text:p>43484</text:p>
          </table:table-cell>
          <table:table-cell office:value-type="float" office:value="39689">
            <text:p>39689</text:p>
          </table:table-cell>
          <table:table-cell office:value-type="float" office:value="39888">
            <text:p>39888</text:p>
          </table:table-cell>
          <table:table-cell office:value-type="float" office:value="39697">
            <text:p>39697</text:p>
          </table:table-cell>
          <table:table-cell office:value-type="float" office:value="39417">
            <text:p>39417</text:p>
          </table:table-cell>
          <table:table-cell office:value-type="float" office:value="42133">
            <text:p>42133</text:p>
          </table:table-cell>
          <table:table-cell office:value-type="float" office:value="41593">
            <text:p>41593</text:p>
          </table:table-cell>
          <table:table-cell office:value-type="float" office:value="43750">
            <text:p>43750</text:p>
          </table:table-cell>
          <table:table-cell office:value-type="float" office:value="43640">
            <text:p>43640</text:p>
          </table:table-cell>
          <table:table-cell office:value-type="float" office:value="48377">
            <text:p>48377</text:p>
          </table:table-cell>
          <table:table-cell office:value-type="float" office:value="49671">
            <text:p>49671</text:p>
          </table:table-cell>
          <table:table-cell office:value-type="float" office:value="40991">
            <text:p>40991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42363">
            <text:p>42363</text:p>
          </table:table-cell>
          <table:table-cell office:value-type="float" office:value="42969">
            <text:p>42969</text:p>
          </table:table-cell>
          <table:table-cell office:value-type="float" office:value="41395">
            <text:p>41395</text:p>
          </table:table-cell>
          <table:table-cell office:value-type="float" office:value="43012">
            <text:p>43012</text:p>
          </table:table-cell>
          <table:table-cell office:value-type="float" office:value="43289">
            <text:p>43289</text:p>
          </table:table-cell>
          <table:table-cell office:value-type="float" office:value="41410">
            <text:p>41410</text:p>
          </table:table-cell>
          <table:table-cell office:value-type="float" office:value="41497">
            <text:p>41497</text:p>
          </table:table-cell>
          <table:table-cell office:value-type="float" office:value="41633">
            <text:p>41633</text:p>
          </table:table-cell>
          <table:table-cell office:value-type="float" office:value="42414">
            <text:p>42414</text:p>
          </table:table-cell>
          <table:table-cell office:value-type="float" office:value="42212">
            <text:p>42212</text:p>
          </table:table-cell>
          <table:table-cell office:value-type="float" office:value="42092">
            <text:p>42092</text:p>
          </table:table-cell>
          <table:table-cell office:value-type="float" office:value="42988">
            <text:p>42988</text:p>
          </table:table-cell>
          <table:table-cell office:value-type="float" office:value="42711">
            <text:p>42711</text:p>
          </table:table-cell>
          <table:table-cell office:value-type="float" office:value="42159">
            <text:p>42159</text:p>
          </table:table-cell>
          <table:table-cell office:value-type="float" office:value="39382">
            <text:p>39382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44253">
            <text:p>44253</text:p>
          </table:table-cell>
          <table:table-cell office:value-type="float" office:value="44860">
            <text:p>44860</text:p>
          </table:table-cell>
          <table:table-cell office:value-type="float" office:value="44134">
            <text:p>44134</text:p>
          </table:table-cell>
          <table:table-cell office:value-type="float" office:value="47581">
            <text:p>47581</text:p>
          </table:table-cell>
          <table:table-cell office:value-type="float" office:value="43914">
            <text:p>43914</text:p>
          </table:table-cell>
          <table:table-cell office:value-type="float" office:value="44728">
            <text:p>44728</text:p>
          </table:table-cell>
          <table:table-cell office:value-type="float" office:value="44582">
            <text:p>44582</text:p>
          </table:table-cell>
          <table:table-cell office:value-type="float" office:value="43722">
            <text:p>43722</text:p>
          </table:table-cell>
          <table:table-cell office:value-type="float" office:value="43762">
            <text:p>43762</text:p>
          </table:table-cell>
          <table:table-cell office:value-type="float" office:value="45103">
            <text:p>45103</text:p>
          </table:table-cell>
          <table:table-cell office:value-type="float" office:value="44557">
            <text:p>44557</text:p>
          </table:table-cell>
          <table:table-cell office:value-type="float" office:value="44125">
            <text:p>44125</text:p>
          </table:table-cell>
          <table:table-cell office:value-type="float" office:value="47823">
            <text:p>47823</text:p>
          </table:table-cell>
          <table:table-cell office:value-type="float" office:value="47102">
            <text:p>47102</text:p>
          </table:table-cell>
          <table:table-cell office:value-type="float" office:value="46445">
            <text:p>46445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44240">
            <text:p>44240</text:p>
          </table:table-cell>
          <table:table-cell office:value-type="float" office:value="45328">
            <text:p>45328</text:p>
          </table:table-cell>
          <table:table-cell office:value-type="float" office:value="46082">
            <text:p>46082</text:p>
          </table:table-cell>
          <table:table-cell office:value-type="float" office:value="42611">
            <text:p>42611</text:p>
          </table:table-cell>
          <table:table-cell office:value-type="float" office:value="44762">
            <text:p>44762</text:p>
          </table:table-cell>
          <table:table-cell office:value-type="float" office:value="46686">
            <text:p>46686</text:p>
          </table:table-cell>
          <table:table-cell office:value-type="float" office:value="44756">
            <text:p>44756</text:p>
          </table:table-cell>
          <table:table-cell office:value-type="float" office:value="45072">
            <text:p>45072</text:p>
          </table:table-cell>
          <table:table-cell office:value-type="float" office:value="43508">
            <text:p>43508</text:p>
          </table:table-cell>
          <table:table-cell office:value-type="float" office:value="47299">
            <text:p>47299</text:p>
          </table:table-cell>
          <table:table-cell office:value-type="float" office:value="47777">
            <text:p>47777</text:p>
          </table:table-cell>
          <table:table-cell office:value-type="float" office:value="63600">
            <text:p>63600</text:p>
          </table:table-cell>
          <table:table-cell office:value-type="float" office:value="69137">
            <text:p>69137</text:p>
          </table:table-cell>
          <table:table-cell office:value-type="float" office:value="115331">
            <text:p>115331</text:p>
          </table:table-cell>
          <table:table-cell office:value-type="float" office:value="81939">
            <text:p>81939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178962">
            <text:p>178962</text:p>
          </table:table-cell>
          <table:table-cell office:value-type="float" office:value="171668">
            <text:p>171668</text:p>
          </table:table-cell>
          <table:table-cell office:value-type="float" office:value="173476">
            <text:p>173476</text:p>
          </table:table-cell>
          <table:table-cell office:value-type="float" office:value="178846">
            <text:p>178846</text:p>
          </table:table-cell>
          <table:table-cell office:value-type="float" office:value="169846">
            <text:p>169846</text:p>
          </table:table-cell>
          <table:table-cell office:value-type="float" office:value="181672">
            <text:p>181672</text:p>
          </table:table-cell>
          <table:table-cell office:value-type="float" office:value="172073">
            <text:p>172073</text:p>
          </table:table-cell>
          <table:table-cell office:value-type="float" office:value="176019">
            <text:p>176019</text:p>
          </table:table-cell>
          <table:table-cell office:value-type="float" office:value="177012">
            <text:p>177012</text:p>
          </table:table-cell>
          <table:table-cell office:value-type="float" office:value="179712">
            <text:p>179712</text:p>
          </table:table-cell>
          <table:table-cell office:value-type="float" office:value="231489">
            <text:p>231489</text:p>
          </table:table-cell>
          <table:table-cell office:value-type="float" office:value="303745">
            <text:p>303745</text:p>
          </table:table-cell>
          <table:table-cell office:value-type="float" office:value="269713">
            <text:p>269713</text:p>
          </table:table-cell>
          <table:table-cell office:value-type="float" office:value="286220">
            <text:p>286220</text:p>
          </table:table-cell>
          <table:table-cell office:value-type="float" office:value="414364">
            <text:p>414364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31776">
            <text:p>31776</text:p>
          </table:table-cell>
          <table:table-cell office:value-type="float" office:value="32234">
            <text:p>32234</text:p>
          </table:table-cell>
          <table:table-cell office:value-type="float" office:value="31901">
            <text:p>31901</text:p>
          </table:table-cell>
          <table:table-cell office:value-type="float" office:value="32025">
            <text:p>32025</text:p>
          </table:table-cell>
          <table:table-cell office:value-type="float" office:value="32625">
            <text:p>32625</text:p>
          </table:table-cell>
          <table:table-cell office:value-type="float" office:value="31519">
            <text:p>31519</text:p>
          </table:table-cell>
          <table:table-cell office:value-type="float" office:value="31928">
            <text:p>31928</text:p>
          </table:table-cell>
          <table:table-cell office:value-type="float" office:value="31520">
            <text:p>31520</text:p>
          </table:table-cell>
          <table:table-cell office:value-type="float" office:value="31370">
            <text:p>31370</text:p>
          </table:table-cell>
          <table:table-cell office:value-type="float" office:value="32115">
            <text:p>32115</text:p>
          </table:table-cell>
          <table:table-cell office:value-type="float" office:value="33375">
            <text:p>33375</text:p>
          </table:table-cell>
          <table:table-cell office:value-type="float" office:value="33323">
            <text:p>33323</text:p>
          </table:table-cell>
          <table:table-cell office:value-type="float" office:value="33346">
            <text:p>33346</text:p>
          </table:table-cell>
          <table:table-cell office:value-type="float" office:value="33908">
            <text:p>33908</text:p>
          </table:table-cell>
          <table:table-cell office:value-type="float" office:value="30267">
            <text:p>30267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3:.B14])" office:value-type="float" office:value="789911">
            <text:p>789911</text:p>
          </table:table-cell>
          <table:table-cell table:formula="of:=SUM([.C3:.C14])" office:value-type="float" office:value="783636">
            <text:p>783636</text:p>
          </table:table-cell>
          <table:table-cell table:formula="of:=SUM([.D2:.D14])" office:value-type="float" office:value="813223">
            <text:p>813223</text:p>
          </table:table-cell>
          <table:table-cell table:formula="of:=SUM([.E2:.E14])" office:value-type="float" office:value="826909">
            <text:p>826909</text:p>
          </table:table-cell>
          <table:table-cell table:formula="of:=SUM([.F2:.F14])" office:value-type="float" office:value="812746">
            <text:p>812746</text:p>
          </table:table-cell>
          <table:table-cell table:formula="of:=SUM([.G2:.G14])" office:value-type="float" office:value="828140">
            <text:p>828140</text:p>
          </table:table-cell>
          <table:table-cell table:formula="of:=SUM([.H2:.H14])" office:value-type="float" office:value="808693">
            <text:p>808693</text:p>
          </table:table-cell>
          <table:table-cell table:formula="of:=SUM([.I2:.I14])" office:value-type="float" office:value="816989">
            <text:p>816989</text:p>
          </table:table-cell>
          <table:table-cell table:formula="of:=SUM([.J2:.J14])" office:value-type="float" office:value="831892">
            <text:p>831892</text:p>
          </table:table-cell>
          <table:table-cell table:formula="of:=SUM([.K2:.K14])" office:value-type="float" office:value="860890">
            <text:p>860890</text:p>
          </table:table-cell>
          <table:table-cell table:formula="of:=SUM([.L2:.L14])" office:value-type="float" office:value="991298">
            <text:p>991298</text:p>
          </table:table-cell>
          <table:table-cell table:formula="of:=SUM([.M2:.M14])" office:value-type="float" office:value="1245565">
            <text:p>1245565</text:p>
          </table:table-cell>
          <table:table-cell table:formula="of:=SUM([.N2:.N14])" office:value-type="float" office:value="1181948">
            <text:p>1181948</text:p>
          </table:table-cell>
          <table:table-cell table:formula="of:=SUM([.O2:.O14])" office:value-type="float" office:value="1393052">
            <text:p>1393052</text:p>
          </table:table-cell>
          <table:table-cell table:formula="of:=SUM([.P2:.P14])" office:value-type="float" office:value="1341786">
            <text:p>1341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00／00／00</text:date>, <text:time style:data-style-name="N2" text:time-value="0000-00-00T20:49:0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2-03T21:22:54</meta:creation-date>
    <dc:date>2013-02-19T20:49:42</dc:date>
    <dc:creator>xiehuc </dc:creator>
    <meta:editing-duration>PT8H21M9S</meta:editing-duration>
    <meta:editing-cycles>17</meta:editing-cycles>
    <meta:generator>LibreOffice/3.6$Linux_X86_64 LibreOffice_project/360m1$Build-2</meta:generator>
    <meta:document-statistic meta:table-count="1" meta:cell-count="239" meta:object-count="0"/>
  </office:meta>
</office:document-meta>
</file>